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9f25d" officeooo:paragraph-rsid="0019f25d"/>
    </style:style>
    <style:style style:name="T1" style:family="text">
      <style:text-properties officeooo:rsid="001ae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מה נעשה:</text:p>
      <text:p text:style-name="P1">אובייקט מיוחד לטקסט הנבחר הפותח את הקובץ טקסט, מנקה את הטקסט מתווים מיותרים, ומסדר את הטקסט בדילוג הנבחר</text:p>
      <text:p text:style-name="P1"/>
      <text:p text:style-name="P1">אובייקט מיוחד למילון הפותח את הקובץ, מסדר אותו לרשימה. אפשרי לבחור אורך מינימאלי ו/או מקסימאלי למילים</text:p>
      <text:p text:style-name="P1"/>
      <text:p text:style-name="P1">לאחר מכן, רץ האלגוריתם של חיפוש מילים בטקסט. ריצת האלגוריתם לקחה בהתחלה כ 8 דקות. לאחר ייעול התהליך היא לוקחת כרגע בין 1 ל 2 דקות<text:span text:style-name="T1">(במחשב שלי)</text:span></text:p>
      <text:p text:style-name="P1"/>
      <text:p text:style-name="P1">ברגע שנמצאים כל המופעים של המילים, האלגוריתם שמסדר את המילים למשפטים רץ ומרכי<text:span text:style-name="T1">ב</text:span> משפטים בין מילים רציפ<text:span text:style-name="T1">ו</text:span>ת(אין בדיקה של הגיון המשפט, <text:span text:style-name="T1">רק הרכבה של משפטים</text:span>)</text:p>
      <text:p text:style-name="P1"/>
      <text:p text:style-name="P1">המשפטים ממויינים לפי סדר <text:span text:style-name="T1">אורכם</text:span></text:p>
      <text:p text:style-name="P1"/>
      <text:p text:style-name="P1">אני כרגע עובד על ייצוג ויזואלי של העץ שנבנה מכל משפט</text:p>
      <text:p text:style-name="P1">לאחר מכן נשארה רק עבודה קצרה על פורמטים שונים של טקסטים, והתוכנה מוכנה. ברגע שהיא מוכנה אפשר להתחיל לתכנן בניית אתר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23:08:33.906796801</meta:creation-date>
    <dc:date>2021-10-03T08:19:04.358260717</dc:date>
    <meta:editing-duration>P1DT9H10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25" meta:character-count="699" meta:non-whitespace-character-count="582"/>
  </office:meta>
</office:document-meta>
</file>